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14.75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5.563cm"/>
    </style:style>
    <style:style style:name="co7" style:family="table-column">
      <style:table-column-properties fo:break-before="auto" style:column-width="0.688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7.442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12.834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padding-bottom="0.035cm" fo:padding-left="0.3cm" fo:padding-right="0.035cm" fo:padding-top="0.035cm" style:vertical-align="middle"/>
      <style:paragraph-properties fo:text-align="center" fo:margin-left="0cm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padding-bottom="0.035cm" fo:padding-left="0.3cm" fo:padding-right="0.035cm" fo:padding-top="0.035cm" style:vertical-align="middle"/>
      <style:paragraph-properties fo:text-align="start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dddddd" style:text-align-source="fix" style:repeat-content="false" fo:border="0.74pt solid #000000" fo:padding-bottom="0.035cm" fo:padding-left="0.3cm" fo:padding-right="0.035cm" fo:padding-top="0.035cm" style:vertical-align="middle"/>
      <style:paragraph-properties fo:text-align="start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74pt solid #000000" fo:padding-bottom="0.035cm" fo:padding-left="0.3cm" fo:padding-right="0.035cm" fo:padding-top="0.035cm" style:vertical-align="middl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ffff" style:vertical-align="middle"/>
      <style:text-properties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Planilha2_2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19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4" table:number-columns-repeated="1018" table:default-cell-style-name="ce12"/>
        <table:table-row table:style-name="ro1">
          <table:table-cell table:style-name="ce3" office:value-type="string" calcext:value-type="string" table:number-columns-spanned="3" table:number-rows-spanned="1">
            <text:p>YLÊ AXÉ DE BARÁ</text:p>
          </table:table-cell>
          <table:covered-table-cell/>
          <table:covered-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Calendário de datas comemorativas</text:p>
          </table:table-cell>
          <table:covered-table-cell/>
          <table:covered-table-cell table:style-name="ce8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JANEIR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Seg</text:p>
          </table:table-cell>
          <table:table-cell table:style-name="ce11" office:value-type="string" calcext:value-type="string">
            <text:p>Aniversário da Tatiane</text:p>
          </table:table-cell>
          <table:table-cell table:number-columns-repeated="1021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Sex</text:p>
          </table:table-cell>
          <table:table-cell table:style-name="ce11" office:value-type="string" calcext:value-type="string">
            <text:p>Dia de Oxóssi, Odé, Otim e São Sebastião</text:p>
          </table:table-cell>
          <table:table-cell table:number-columns-repeated="1021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Ter</text:p>
          </table:table-cell>
          <table:table-cell table:style-name="ce11" office:value-type="string" calcext:value-type="string">
            <text:p>Aniversário da Darlene</text:p>
          </table:table-cell>
          <table:table-cell table:number-columns-repeated="1021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Qui</text:p>
          </table:table-cell>
          <table:table-cell table:style-name="ce11" office:value-type="string" calcext:value-type="string">
            <text:p>Aniversário da Joseane</text:p>
          </table:table-cell>
          <table:table-cell table:number-columns-repeated="1021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3" table:number-rows-spanned="1">
            <text:p>Fevereir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Qui</text:p>
          </table:table-cell>
          <table:table-cell table:style-name="ce11" office:value-type="string" calcext:value-type="string">
            <text:p>Dia de Iemanjá e Nossa. Senhora. dos Navegantes</text:p>
          </table:table-cell>
          <table:table-cell table:number-columns-repeated="102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Qua</text:p>
          </table:table-cell>
          <table:table-cell table:style-name="ce11" office:value-type="string" calcext:value-type="string">
            <text:p>Aniversário do Pai Evandro</text:p>
          </table:table-cell>
          <table:table-cell table:number-columns-repeated="1021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ex</text:p>
          </table:table-cell>
          <table:table-cell table:style-name="ce11" office:value-type="string" calcext:value-type="string">
            <text:p>Aniversário da Shirley</text:p>
          </table:table-cell>
          <table:table-cell table:number-columns-repeated="102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3" table:number-rows-spanned="1">
            <text:p>Març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Seg</text:p>
          </table:table-cell>
          <table:table-cell table:style-name="ce11" office:value-type="string" calcext:value-type="string">
            <text:p>Aniversário da Cristiane</text:p>
          </table:table-cell>
          <table:table-cell table:number-columns-repeated="1021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Qui</text:p>
          </table:table-cell>
          <table:table-cell table:style-name="ce11" office:value-type="string" calcext:value-type="string">
            <text:p>Aniversário do Róbison Joel</text:p>
          </table:table-cell>
          <table:table-cell table:number-columns-repeated="1021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Qua</text:p>
          </table:table-cell>
          <table:table-cell table:style-name="ce11" office:value-type="string" calcext:value-type="string">
            <text:p>Aniversário do Jorge Henrique</text:p>
          </table:table-cell>
          <table:table-cell table:number-columns-repeated="1021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3" table:number-rows-spanned="1">
            <text:p>Abril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Qui</text:p>
          </table:table-cell>
          <table:table-cell table:style-name="ce11" office:value-type="string" calcext:value-type="string">
            <text:p>Aniversário da Maria Luiza</text:p>
          </table:table-cell>
          <table:table-cell table:number-columns-repeated="1021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Dom</text:p>
          </table:table-cell>
          <table:table-cell table:style-name="ce10" office:value-type="string" calcext:value-type="string">
            <text:p>Dia de Ogum e São Jorge</text:p>
          </table:table-cell>
          <table:table-cell table:number-columns-repeated="1021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3" table:number-rows-spanned="1">
            <text:p>Mai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Sáb</text:p>
          </table:table-cell>
          <table:table-cell table:style-name="ce10" office:value-type="string" calcext:value-type="string">
            <text:p>Dia dos Pretos Velhos</text:p>
          </table:table-cell>
          <table:table-cell table:number-columns-repeated="102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Dom</text:p>
          </table:table-cell>
          <table:table-cell table:style-name="ce10" office:value-type="string" calcext:value-type="string">
            <text:p>Dia das Mães</text:p>
          </table:table-cell>
          <table:table-cell table:number-columns-repeated="1021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Qua</text:p>
          </table:table-cell>
          <table:table-cell table:style-name="ce11" office:value-type="string" calcext:value-type="string">
            <text:p>Dia de Santa Sara Kali</text:p>
          </table:table-cell>
          <table:table-cell table:number-columns-repeated="1021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3" table:number-rows-spanned="1">
            <text:p>Junh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Ter</text:p>
          </table:table-cell>
          <table:table-cell table:style-name="ce11" office:value-type="string" calcext:value-type="string">
            <text:p>Dia do Bará e Santo Antônio</text:p>
          </table:table-cell>
          <table:table-cell table:number-columns-repeated="1021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Seg</text:p>
          </table:table-cell>
          <table:table-cell table:style-name="ce11" office:value-type="string" calcext:value-type="string">
            <text:p>Aniversário da Iasmin</text:p>
          </table:table-cell>
          <table:table-cell table:number-columns-repeated="1021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Qua</text:p>
          </table:table-cell>
          <table:table-cell table:style-name="ce11" office:value-type="string" calcext:value-type="string">
            <text:p>Aniversário da Andreyna</text:p>
          </table:table-cell>
          <table:table-cell table:number-columns-repeated="1021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Sáb</text:p>
          </table:table-cell>
          <table:table-cell table:style-name="ce10" office:value-type="string" calcext:value-type="string">
            <text:p>Dia de Xangô de Bêdi e São João menino</text:p>
          </table:table-cell>
          <table:table-cell table:number-columns-repeated="1021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Qui</text:p>
          </table:table-cell>
          <table:table-cell table:style-name="ce11" office:value-type="string" calcext:value-type="string">
            <text:p>Dia do Bará Lodê e de São Pedro</text:p>
          </table:table-cell>
          <table:table-cell table:number-columns-repeated="1021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3" table:number-rows-spanned="1">
            <text:p>Julh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Ter</text:p>
          </table:table-cell>
          <table:table-cell table:style-name="ce11" office:value-type="string" calcext:value-type="string">
            <text:p>Dia do Ossanha e de São Cristóvão</text:p>
          </table:table-cell>
          <table:table-cell table:number-columns-repeated="1021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3" table:number-rows-spanned="1">
            <text:p>Agost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3" table:number-rows-spanned="1">
            <text:p>Setembr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Qua</text:p>
          </table:table-cell>
          <table:table-cell table:style-name="ce11" office:value-type="string" calcext:value-type="string">
            <text:p>Dia de Cosme e Damião</text:p>
          </table:table-cell>
          <table:table-cell table:number-columns-repeated="1021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Sex</text:p>
          </table:table-cell>
          <table:table-cell table:style-name="ce11" office:value-type="string" calcext:value-type="string">
            <text:p>Dia de Xangô Aganjú e São Miguel Arcanjo</text:p>
          </table:table-cell>
          <table:table-cell table:number-columns-repeated="102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Sáb</text:p>
          </table:table-cell>
          <table:table-cell table:style-name="ce10" office:value-type="string" calcext:value-type="string">
            <text:p>Dia de Xangô Agodô e São Jerônimo.</text:p>
          </table:table-cell>
          <table:table-cell table:number-columns-repeated="102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3" table:number-rows-spanned="1">
            <text:p>Outubr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Seg</text:p>
          </table:table-cell>
          <table:table-cell table:style-name="ce11" office:value-type="string" calcext:value-type="string">
            <text:p>Aniversário da Ariane</text:p>
          </table:table-cell>
          <table:table-cell table:number-columns-repeated="1021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Ter</text:p>
          </table:table-cell>
          <table:table-cell table:style-name="ce11" office:value-type="string" calcext:value-type="string">
            <text:p>Aniversário da Larissa</text:p>
          </table:table-cell>
          <table:table-cell table:number-columns-repeated="1021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Qui</text:p>
          </table:table-cell>
          <table:table-cell table:style-name="ce11" office:value-type="string" calcext:value-type="string">
            <text:p>Dia de Oxum, Nossa Senhora Aparecida e dia das crianças </text:p>
          </table:table-cell>
          <table:table-cell table:number-columns-repeated="1021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Sáb</text:p>
          </table:table-cell>
          <table:table-cell table:style-name="ce10" office:value-type="string" calcext:value-type="string">
            <text:p>Aniversário do Paulo Henrique</text:p>
          </table:table-cell>
          <table:table-cell table:number-columns-repeated="1021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3" table:number-rows-spanned="1">
            <text:p>Novembr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Qui</text:p>
          </table:table-cell>
          <table:table-cell table:style-name="ce11" office:value-type="string" calcext:value-type="string">
            <text:p>Dia das Almas e de Finados</text:p>
          </table:table-cell>
          <table:table-cell table:number-columns-repeated="102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Ter</text:p>
          </table:table-cell>
          <table:table-cell table:style-name="ce11" office:value-type="string" calcext:value-type="string">
            <text:p>Aniversário de obrigação do Pai Bará.</text:p>
          </table:table-cell>
          <table:table-cell table:number-columns-repeated="102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Sáb</text:p>
          </table:table-cell>
          <table:table-cell table:style-name="ce10" office:value-type="string" calcext:value-type="string">
            <text:p>Dia de Obá e de Santa Catarina</text:p>
          </table:table-cell>
          <table:table-cell table:number-columns-repeated="102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3" table:number-rows-spanned="1">
            <text:p>Dezembr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g</text:p>
          </table:table-cell>
          <table:table-cell table:style-name="ce11" office:value-type="string" calcext:value-type="string">
            <text:p>Da de Iançã e Santa Bárbara</text:p>
          </table:table-cell>
          <table:table-cell table:number-columns-repeated="1021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ex</text:p>
          </table:table-cell>
          <table:table-cell table:style-name="ce11" office:value-type="string" calcext:value-type="string">
            <text:p>Dia de Oxum Pandá e Nossa Senhora da Conceição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Dom</text:p>
          </table:table-cell>
          <table:table-cell table:style-name="ce10" office:value-type="string" calcext:value-type="string">
            <text:p>Dia de Xapanã e São Lázaro</text:p>
          </table:table-cell>
          <table:table-cell table:number-columns-repeated="1021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Qui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e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T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Qua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Qui</text:p>
          </table:table-cell>
          <table:table-cell table:style-name="ce11" office:value-type="string" calcext:value-type="string">
            <text:p>Aniversário da Jarlice</text:p>
          </table:table-cell>
          <table:table-cell table:number-columns-repeated="1021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Sex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Sáb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Dom</text:p>
          </table:table-cell>
          <table:table-cell table:style-name="ce10"/>
          <table:table-cell table:number-columns-repeated="1021"/>
        </table:table-row>
        <table:table-row table:style-name="ro1" table:number-rows-repeated="10481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1" table:style-name="ta1"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020" table:default-cell-style-name="ce1"/>
        <table:table-row table:style-name="ro2">
          <table:table-cell/>
          <table:table-cell table:style-name="ce2" office:value-type="string" calcext:value-type="string" table:number-columns-spanned="3" table:number-rows-spanned="1">
            <text:p>Janeiro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exta-feira</text:p>
          </table:table-cell>
          <table:table-cell office:value-type="string" calcext:value-type="string">
            <text:p>Dia de Oxássi e São Sebastião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Fevereiro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Quinta-feira</text:p>
          </table:table-cell>
          <table:table-cell office:value-type="string" calcext:value-type="string">
            <text:p>Dia de Iemanjá e Nssa. Sra. dos Navegantes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arta-feira</text:p>
          </table:table-cell>
          <table:table-cell office:value-type="string" calcext:value-type="string">
            <text:p>Aniversário do Pai Evandro.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Março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nta-feira</text:p>
          </table:table-cell>
          <table:table-cell office:value-type="string" calcext:value-type="string">
            <text:p>Aniversário do Róbison Joel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Abril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Quinta-feira</text:p>
          </table:table-cell>
          <table:table-cell office:value-type="string" calcext:value-type="string">
            <text:p>Aniversário da Luiza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Maio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Junho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egunda-feira</text:p>
          </table:table-cell>
          <table:table-cell office:value-type="string" calcext:value-type="string">
            <text:p>Aniversário da Iasmin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Julho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Agosto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Setembro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Outubro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egunda-feira</text:p>
          </table:table-cell>
          <table:table-cell office:value-type="string" calcext:value-type="string">
            <text:p>Aniversário da Ariane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Novembro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erça-feira</text:p>
          </table:table-cell>
          <table:table-cell office:value-type="string" calcext:value-type="string">
            <text:p>Aniversário de obrigação do Pai Bará.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Dezembro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egund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erç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Quar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Quin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exta-fei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ábad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Domingo</text:p>
          </table:table-cell>
          <table:table-cell table:number-columns-repeated="1021"/>
        </table:table-row>
        <table:table-row table:style-name="ro2" table:number-rows-repeated="10481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>
        <table:table-column table:style-name="co1" table:default-cell-style-name="ce12"/>
        <table:table-column table:style-name="co10" table:default-cell-style-name="ce28"/>
        <table:table-column table:style-name="co11" table:default-cell-style-name="ce19"/>
        <table:table-column table:style-name="co4" table:default-cell-style-name="ce12"/>
        <table:table-column table:style-name="co10" table:default-cell-style-name="ce12"/>
        <table:table-column table:style-name="co6" table:default-cell-style-name="ce12"/>
        <table:table-column table:style-name="co4" table:number-columns-repeated="1018" table:default-cell-style-name="ce12"/>
        <table:table-row table:style-name="ro1">
          <table:table-cell table:style-name="ce26" office:value-type="string" calcext:value-type="string" table:number-columns-spanned="3" table:number-rows-spanned="1">
            <text:p>YLÊ AXÉ DE BARÁ</text:p>
          </table:table-cell>
          <table:covered-table-cell/>
          <table:covered-table-cell table:style-name="ce8"/>
          <table:table-cell table:number-columns-repeated="1021"/>
        </table:table-row>
        <table:table-row table:style-name="ro1">
          <table:table-cell table:style-name="ce26" office:value-type="string" calcext:value-type="string" table:number-columns-spanned="3" table:number-rows-spanned="1">
            <text:p>Calendário de datas comemorativas</text:p>
          </table:table-cell>
          <table:covered-table-cell/>
          <table:covered-table-cell table:style-name="ce8"/>
          <table:table-cell table:number-columns-repeated="1021"/>
        </table:table-row>
        <table:table-row table:style-name="ro1">
          <table:table-cell table:style-name="ce26" office:value-type="string" calcext:value-type="string" table:number-columns-spanned="3" table:number-rows-spanned="1">
            <text:p>JANEIR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omingo</text:p>
          </table:table-cell>
          <table:table-cell table:number-columns-repeated="2"/>
          <table:table-cell office:value-type="string" calcext:value-type="string">
            <text:p>Segunda-feira</text:p>
          </table:table-cell>
          <table:table-cell office:value-type="string" calcext:value-type="string">
            <text:p>Bará</text:p>
          </table:table-cell>
          <table:table-cell table:number-columns-repeated="101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Segunda-feira</text:p>
          </table:table-cell>
          <table:table-cell table:number-columns-repeated="2"/>
          <table:table-cell office:value-type="string" calcext:value-type="string">
            <text:p>terça-feira</text:p>
          </table:table-cell>
          <table:table-cell office:value-type="string" calcext:value-type="string">
            <text:p>Xangô e Obá</text:p>
          </table:table-cell>
          <table:table-cell table:number-columns-repeated="1018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Terça-feira</text:p>
          </table:table-cell>
          <table:table-cell table:number-columns-repeated="2"/>
          <table:table-cell office:value-type="string" calcext:value-type="string">
            <text:p>quarta-feira</text:p>
          </table:table-cell>
          <table:table-cell office:value-type="string" calcext:value-type="string">
            <text:p>Oxalá Moço e Xapanã</text:p>
          </table:table-cell>
          <table:table-cell table:number-columns-repeated="101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Quarta-feira</text:p>
          </table:table-cell>
          <table:table-cell table:number-columns-repeated="2"/>
          <table:table-cell office:value-type="string" calcext:value-type="string">
            <text:p>quinta-feira</text:p>
          </table:table-cell>
          <table:table-cell office:value-type="string" calcext:value-type="string">
            <text:p>Ogum e Iançã</text:p>
          </table:table-cell>
          <table:table-cell table:number-columns-repeated="1018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Quinta-feira</text:p>
          </table:table-cell>
          <table:table-cell table:number-columns-repeated="2"/>
          <table:table-cell office:value-type="string" calcext:value-type="string">
            <text:p>sexta-feira</text:p>
          </table:table-cell>
          <table:table-cell office:value-type="string" calcext:value-type="string">
            <text:p>Iemanjá, Odé e Otin</text:p>
          </table:table-cell>
          <table:table-cell table:number-columns-repeated="1018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Sexta-feira</text:p>
          </table:table-cell>
          <table:table-cell table:number-columns-repeated="2"/>
          <table:table-cell office:value-type="string" calcext:value-type="string">
            <text:p>sábado</text:p>
          </table:table-cell>
          <table:table-cell office:value-type="string" calcext:value-type="string">
            <text:p>Oxum e Ossanha</text:p>
          </table:table-cell>
          <table:table-cell table:number-columns-repeated="101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Sábado</text:p>
          </table:table-cell>
          <table:table-cell table:number-columns-repeated="2"/>
          <table:table-cell office:value-type="string" calcext:value-type="string">
            <text:p>domingo</text:p>
          </table:table-cell>
          <table:table-cell office:value-type="string" calcext:value-type="string">
            <text:p>Oxalá Velho</text:p>
          </table:table-cell>
          <table:table-cell table:number-columns-repeated="1018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Segunda-feira</text:p>
          </table:table-cell>
          <table:table-cell office:value-type="string" calcext:value-type="string">
            <text:p>Aniversário da Tatiane</text:p>
          </table:table-cell>
          <table:table-cell table:number-columns-repeated="102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Sexta-feira</text:p>
          </table:table-cell>
          <table:table-cell office:value-type="string" calcext:value-type="string">
            <text:p>Dia de Oxóssi e São Sebastião</text:p>
          </table:table-cell>
          <table:table-cell table:number-columns-repeated="1021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office:value-type="string" calcext:value-type="string">
            <text:p>Terça-feira</text:p>
          </table:table-cell>
          <table:table-cell office:value-type="string" calcext:value-type="string">
            <text:p>Aniversário da Darlene</text:p>
          </table:table-cell>
          <table:table-cell table:number-columns-repeated="1021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office:value-type="string" calcext:value-type="string">
            <text:p>Quinta-feira</text:p>
          </table:table-cell>
          <table:table-cell office:value-type="string" calcext:value-type="string">
            <text:p>Aniversário da Joseane</text:p>
          </table:table-cell>
          <table:table-cell table:number-columns-repeated="1021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3" table:number-rows-spanned="1">
            <text:p>Fevereir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Quinta-feira</text:p>
          </table:table-cell>
          <table:table-cell office:value-type="string" calcext:value-type="string">
            <text:p>Dia de Iemanjá e Nossa. Senhora. dos Navegantes</text:p>
          </table:table-cell>
          <table:table-cell table:number-columns-repeated="1021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Quarta-feira</text:p>
          </table:table-cell>
          <table:table-cell office:value-type="string" calcext:value-type="string">
            <text:p>Aniversário do Pai Evandro.</text:p>
          </table:table-cell>
          <table:table-cell table:number-columns-repeated="1021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Sexta-feira</text:p>
          </table:table-cell>
          <table:table-cell office:value-type="string" calcext:value-type="string">
            <text:p>Aniversário da Shirley</text:p>
          </table:table-cell>
          <table:table-cell table:number-columns-repeated="1021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3" table:number-rows-spanned="1">
            <text:p>Març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Segunda-feira</text:p>
          </table:table-cell>
          <table:table-cell office:value-type="string" calcext:value-type="string">
            <text:p>Aniversário da Cristiane</text:p>
          </table:table-cell>
          <table:table-cell table:number-columns-repeated="1021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office:value-type="string" calcext:value-type="string">
            <text:p>Quinta-feira</text:p>
          </table:table-cell>
          <table:table-cell office:value-type="string" calcext:value-type="string">
            <text:p>Aniversário do Róbison Joel</text:p>
          </table:table-cell>
          <table:table-cell table:number-columns-repeated="1021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office:value-type="string" calcext:value-type="string">
            <text:p>Quarta-feira</text:p>
          </table:table-cell>
          <table:table-cell office:value-type="string" calcext:value-type="string">
            <text:p>Aniversário do Jorge Henrique</text:p>
          </table:table-cell>
          <table:table-cell table:number-columns-repeated="1021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3" table:number-rows-spanned="1">
            <text:p>Abril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Quinta-feira</text:p>
          </table:table-cell>
          <table:table-cell office:value-type="string" calcext:value-type="string">
            <text:p>Aniversário da Luiza</text:p>
          </table:table-cell>
          <table:table-cell table:number-columns-repeated="1021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Dia de Ogum e São Jorge</text:p>
          </table:table-cell>
          <table:table-cell table:number-columns-repeated="1021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3" table:number-rows-spanned="1">
            <text:p>Mai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Dia dos Pretos Velhos</text:p>
          </table:table-cell>
          <table:table-cell table:number-columns-repeated="1021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office:value-type="string" calcext:value-type="string">
            <text:p>Quarta-feira</text:p>
          </table:table-cell>
          <table:table-cell office:value-type="string" calcext:value-type="string">
            <text:p>Dia de Santa Sara Kali</text:p>
          </table:table-cell>
          <table:table-cell table:number-columns-repeated="1021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3" table:number-rows-spanned="1">
            <text:p>Junh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office:value-type="string" calcext:value-type="string">
            <text:p>Segunda-feira</text:p>
          </table:table-cell>
          <table:table-cell office:value-type="string" calcext:value-type="string">
            <text:p>Aniversário da Iasmin</text:p>
          </table:table-cell>
          <table:table-cell table:number-columns-repeated="102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office:value-type="string" calcext:value-type="string">
            <text:p>Quarta-feira</text:p>
          </table:table-cell>
          <table:table-cell office:value-type="string" calcext:value-type="string">
            <text:p>Aniversário da Andreyna</text:p>
          </table:table-cell>
          <table:table-cell table:number-columns-repeated="1021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Dia de Xangô de Bedi e São João menino</text:p>
          </table:table-cell>
          <table:table-cell table:number-columns-repeated="1021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3" table:number-rows-spanned="1">
            <text:p>Julh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office:value-type="string" calcext:value-type="string">
            <text:p>Terça-feira</text:p>
          </table:table-cell>
          <table:table-cell office:value-type="string" calcext:value-type="string">
            <text:p>Dia do Ossanha e de São Cristóvão</text:p>
          </table:table-cell>
          <table:table-cell table:number-columns-repeated="1021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3" table:number-rows-spanned="1">
            <text:p>Agost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3" table:number-rows-spanned="1">
            <text:p>Setembr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office:value-type="string" calcext:value-type="string">
            <text:p>Quarta-feira</text:p>
          </table:table-cell>
          <table:table-cell office:value-type="string" calcext:value-type="string">
            <text:p>Dia de Cosme e Damião</text:p>
          </table:table-cell>
          <table:table-cell table:number-columns-repeated="1021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office:value-type="string" calcext:value-type="string">
            <text:p>Sexta-feira</text:p>
          </table:table-cell>
          <table:table-cell office:value-type="string" calcext:value-type="string">
            <text:p>Dia de Xangô Aganjú e São Miguel Arcanjo</text:p>
          </table:table-cell>
          <table:table-cell table:number-columns-repeated="1021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Dia de Xangô Agodô e São Jerônimo.</text:p>
          </table:table-cell>
          <table:table-cell table:number-columns-repeated="1021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3" table:number-rows-spanned="1">
            <text:p>Outubr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Segunda-feira</text:p>
          </table:table-cell>
          <table:table-cell office:value-type="string" calcext:value-type="string">
            <text:p>Aniversário da Ariane</text:p>
          </table:table-cell>
          <table:table-cell table:number-columns-repeated="102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Terça-feira</text:p>
          </table:table-cell>
          <table:table-cell office:value-type="string" calcext:value-type="string">
            <text:p>Aniversário da Larissa</text:p>
          </table:table-cell>
          <table:table-cell table:number-columns-repeated="1021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Aniversário do Paulo Henrique</text:p>
          </table:table-cell>
          <table:table-cell table:number-columns-repeated="1021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3" table:number-rows-spanned="1">
            <text:p>Novembr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Quinta-feira</text:p>
          </table:table-cell>
          <table:table-cell office:value-type="string" calcext:value-type="string">
            <text:p>Dia das Almas e de Finados</text:p>
          </table:table-cell>
          <table:table-cell table:number-columns-repeated="1021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Terça-feira</text:p>
          </table:table-cell>
          <table:table-cell office:value-type="string" calcext:value-type="string">
            <text:p>Aniversário de obrigação do Pai Bará.</text:p>
          </table:table-cell>
          <table:table-cell table:number-columns-repeated="1021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3" table:number-rows-spanned="1">
            <text:p>Dezembr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Segunda-feira</text:p>
          </table:table-cell>
          <table:table-cell office:value-type="string" calcext:value-type="string">
            <text:p>Da de Iança e Santa Bárbara</text:p>
          </table:table-cell>
          <table:table-cell table:number-columns-repeated="1021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Sexta-feira</text:p>
          </table:table-cell>
          <table:table-cell office:value-type="string" calcext:value-type="string">
            <text:p>Dia de Oxum Pandá e Nssa. Sra. da Conceição</text:p>
          </table:table-cell>
          <table:table-cell table:number-columns-repeated="1021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office:value-type="string" calcext:value-type="string">
            <text:p>Quin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office:value-type="string" calcext:value-type="string">
            <text:p>Segund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office:value-type="string" calcext:value-type="string">
            <text:p>Terç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office:value-type="string" calcext:value-type="string">
            <text:p>Quar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office:value-type="string" calcext:value-type="string">
            <text:p>Quinta-feira</text:p>
          </table:table-cell>
          <table:table-cell office:value-type="string" calcext:value-type="string">
            <text:p>Aniversário da Jarlice</text:p>
          </table:table-cell>
          <table:table-cell table:number-columns-repeated="1021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office:value-type="string" calcext:value-type="string">
            <text:p>Sexta-feira</text:p>
          </table:table-cell>
          <table:table-cell table:number-columns-repeated="1022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office:value-type="string" calcext:value-type="string">
            <text:p>Sábado</text:p>
          </table:table-cell>
          <table:table-cell table:number-columns-repeated="1022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 table:number-rows-repeated="10481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09:30:04.790052482</meta:creation-date>
    <dc:date>2023-05-20T17:06:27.339672051</dc:date>
    <meta:editing-duration>PT1H11M29S</meta:editing-duration>
    <meta:editing-cycles>16</meta:editing-cycles>
    <meta:generator>LibreOffice/7.3.7.2$Linux_X86_64 LibreOffice_project/30$Build-2</meta:generator>
    <meta:document-statistic meta:table-count="3" meta:cell-count="2316" meta:object-count="0"/>
  </office:meta>
</office:document-meta>
</file>